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style="normal" fo:font-weight="bold" officeooo:rsid="00108cb1" officeooo:paragraph-rsid="00108cb1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language="ru" fo:country="RU" fo:font-style="normal" fo:font-weight="normal" officeooo:rsid="00108cb1" officeooo:paragraph-rsid="00108cb1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fo:language="en" fo:country="US" fo:font-style="normal" fo:font-weight="normal" officeooo:rsid="00108cb1" officeooo:paragraph-rsid="00108cb1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11cb6d"/>
    </style:style>
    <style:style style:name="T3" style:family="text">
      <style:text-properties officeooo:rsid="00122814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от — помощник</text:p>
      <text:p text:style-name="P2">Нас встречает бот, для запуска надо закинуть в конфиг <text:span text:style-name="T1">BOT_TOKEN (</text:span>Токен бота) и <text:span text:style-name="T1">apikey </text:span>(апи ключ с сайта <text:a xlink:type="simple" xlink:href="https://www.weatherapi.com/" text:style-name="Internet_20_link" text:visited-style-name="Visited_20_Internet_20_Link">https://www.weatherapi.com/</text:a>) и скачать библиотеки с requirements.txt.</text:p>
      <text:p text:style-name="P2"/>
      <text:p text:style-name="P2">Функции:</text:p>
      <text:p text:style-name="P2"><text:span text:style-name="T1">1. /start </text:span>приветствует нас и открывает клавиатуру с командами</text:p>
      <text:p text:style-name="P2">2<text:span text:style-name="T2">чё <text:s/></text:span><text:span text:style-name="T3">99898989</text:span> /<text:span text:style-name="T1">dice </text:span>открывает клавиатуру с различными возможностями кинуть кубики или вернуться назад</text:p>
      <text:p text:style-name="P2">3. /<text:span text:style-name="T1">timer </text:span>открывает клавиатуру с выбором времени таймера, который можно будет закрыть или вернуться в меню старт</text:p>
      <text:p text:style-name="P2">4. /<text:span text:style-name="T1">weather </text:span>(город<text:span text:style-name="T1">) </text:span>пишет погоду в городе и скидывает его карту</text:p>
      <text:p text:style-name="P3">5. /help <text:span text:style-name="T4">кидает контакты админов бота</text:span></text:p>
      <text:p text:style-name="P3">6. /coin <text:span text:style-name="T4">кинуть монетку, выпадает либо орёл либо решка, на клавиатуре можно вернуться назад или кинуть ещё</text:span></text:p>
      <text:p text:style-name="P3"><text:span text:style-name="T4">7. /</text:span>transl (<text:span text:style-name="T4">слово</text:span>) <text:span text:style-name="T4">предложит выбрать направление перевода и переведёт его</text:span></text:p>
      <text:p text:style-name="P3"><text:span text:style-name="T4">8. /</text:span>reviews (n) <text:span text:style-name="T4">если не указать </text:span>n <text:span text:style-name="T4">отправит оценку бота, а если указать число от 0 до 10 то поставит одну оценку, которую можно будет изменить, написав команду ещё раз</text:span></text:p>
      <text:p text:style-name="P3"><text:span text:style-name="T4">9. /</text:span>get_nick <text:span text:style-name="T4">создаст вам рандомный ник и предложит на клавиатуре вернуться назад или ещё раз сгенерировать его</text:span></text:p>
      <text:p text:style-name="P3"><text:span text:style-name="T4">10. /</text:span>meme <text:span text:style-name="T4">скидывает рандомный мем и предложит вернуться назад или получить ещё мем</text:span></text:p>
      <text:p text:style-name="P3"><text:span text:style-name="T4">11. <text:s/>/c</text:span>at <text:span text:style-name="T4">скидывает рандомного кота и предложит вернуться назад или получить ещё кота</text:span></text:p>
      <text:p text:style-name="P3"><text:span text:style-name="T4">12. /p</text:span>assword<text:span text:style-name="T4"> создаст вам рандомный пароль и предложит на клавиатуре вернуться назад или ещё раз сгенерировать ег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5:03:52.629000000</meta:creation-date>
    <dc:date>2025-05-17T15:38:48.164000000</dc:date>
    <meta:editing-duration>PT22M40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5" meta:word-count="200" meta:character-count="1305" meta:non-whitespace-character-count="1117"/>
  </office:meta>
</office:document-meta>
</file>